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99ed" officeooo:paragraph-rsid="000c99ed"/>
    </style:style>
    <style:style style:name="P2" style:family="paragraph" style:parent-style-name="Standard">
      <style:text-properties officeooo:rsid="000dc62e" officeooo:paragraph-rsid="000dc62e"/>
    </style:style>
    <style:style style:name="P3" style:family="paragraph" style:parent-style-name="Standard">
      <style:text-properties officeooo:rsid="000f85cb" officeooo:paragraph-rsid="000f85cb"/>
    </style:style>
    <style:style style:name="P4" style:family="paragraph" style:parent-style-name="Table_20_Contents">
      <style:text-properties fo:font-weight="bold" officeooo:rsid="00170eb8" officeooo:paragraph-rsid="00170eb8" style:font-weight-asian="bold" style:font-weight-complex="bold"/>
    </style:style>
    <style:style style:name="P5" style:family="paragraph" style:parent-style-name="Table_20_Contents">
      <style:text-properties officeooo:rsid="00170eb8" officeooo:paragraph-rsid="00170eb8"/>
    </style:style>
    <style:style style:name="P6" style:family="paragraph" style:parent-style-name="Table_20_Contents">
      <style:text-properties officeooo:rsid="0017d24a" officeooo:paragraph-rsid="0017d24a"/>
    </style:style>
    <style:style style:name="P7" style:family="paragraph" style:parent-style-name="Table_20_Contents">
      <style:text-properties officeooo:rsid="00188ab6" officeooo:paragraph-rsid="00188ab6"/>
    </style:style>
    <style:style style:name="P8" style:family="paragraph" style:parent-style-name="Table_20_Contents">
      <style:text-properties officeooo:rsid="00188ab6" officeooo:paragraph-rsid="00188ab6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c6312"/>
    </style:style>
    <style:style style:name="T3" style:family="text">
      <style:text-properties style:text-position="sub 58%" officeooo:rsid="001efa52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c6312"/>
    </style:style>
    <style:style style:name="T6" style:family="text">
      <style:text-properties style:text-position="0% 100%" officeooo:rsid="001efa52"/>
    </style:style>
    <style:style style:name="T7" style:family="text">
      <style:text-properties officeooo:rsid="0015d946"/>
    </style:style>
    <style:style style:name="T8" style:family="text">
      <style:text-properties officeooo:rsid="00170eb8"/>
    </style:style>
    <style:style style:name="T9" style:family="text">
      <style:text-properties officeooo:rsid="0019b6db"/>
    </style:style>
    <style:style style:name="T10" style:family="text">
      <style:text-properties officeooo:rsid="001d7fb1"/>
    </style:style>
    <style:style style:name="T11" style:family="text">
      <style:text-properties officeooo:rsid="0022d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) Suponha uma entrada A de 1 bit e uma saída S de 3 bits. Se A=0, a saída gera o ciclo 0,3,2,4 →</text:p>
      <text:p text:style-name="P1">0,3,2,4 .... Se A=1, a saída gera o ciclo 4,3,5,2 → 4,3,5,2,.…</text:p>
      <text:p text:style-name="P3">Matrícula em Octal: 92564 – 264624</text:p>
      <text:p text:style-name="P3"/>
      <text:p text:style-name="P3">Estados</text:p>
      <text:p text:style-name="P3">q<text:span text:style-name="T1">0</text:span><text:span text:style-name="T4"> = 2(010)</text:span></text:p>
      <text:p text:style-name="P3"><text:span text:style-name="T4">q</text:span><text:span text:style-name="T1">2</text:span><text:span text:style-name="T4"> = 6(110)</text:span></text:p>
      <text:p text:style-name="P3"><text:span text:style-name="T4">q</text:span><text:span text:style-name="T1">3</text:span><text:span text:style-name="T4"> = 4(100)</text:span></text:p>
      <text:p text:style-name="P3"><text:span text:style-name="T4">q</text:span><text:span text:style-name="T1">4</text:span><text:span text:style-name="T4"> = 7(111)</text:span></text:p>
      <text:p text:style-name="P3"><text:span text:style-name="T4">q</text:span><text:span text:style-name="T1">5</text:span><text:span text:style-name="T4"> = 3(011)</text:span></text:p>
      <text:p text:style-name="P1"/>
      <text:p text:style-name="P1">Diagrama de Estados: <text:span text:style-name="T7">Comentado no código.</text:span></text:p>
      <text:p text:style-name="P1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4">A</text:p>
          </table:table-cell>
          <table:table-cell table:style-name="Tabela1.A1" office:value-type="string">
            <text:p text:style-name="P4">Estado</text:p>
          </table:table-cell>
          <table:table-cell table:style-name="Tabela1.A1" office:value-type="string">
            <text:p text:style-name="P4">Próximo</text:p>
          </table:table-cell>
          <table:table-cell table:style-name="Tabela1.A1" office:value-type="string">
            <text:p text:style-name="P4">Saída</text:p>
          </table:table-cell>
          <table:table-cell table:style-name="Tabela1.E1" office:value-type="string">
            <text:p text:style-name="P4">Dec</text:p>
          </table:table-cell>
        </table:table-row>
        <table:table-row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00</text:p>
          </table:table-cell>
          <table:table-cell table:style-name="Tabela1.A2" office:value-type="string">
            <text:p text:style-name="P5"><text:s text:c="13"/>x</text:p>
          </table:table-cell>
          <table:table-cell table:style-name="Tabela1.A2" office:value-type="string">
            <text:p text:style-name="P5"><text:s text:c="14"/>x</text:p>
          </table:table-cell>
          <table:table-cell table:style-name="Tabela1.E2" office:value-type="string">
            <text:p text:style-name="P5"><text:s text:c="14"/>x</text:p>
          </table:table-cell>
        </table:table-row>
        <table:table-row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01</text:p>
          </table:table-cell>
          <table:table-cell table:style-name="Tabela1.A2" office:value-type="string">
            <text:p text:style-name="P5"><text:s text:c="13"/>x</text:p>
          </table:table-cell>
          <table:table-cell table:style-name="Tabela1.A2" office:value-type="string">
            <text:p text:style-name="P5"><text:s text:c="14"/>x</text:p>
          </table:table-cell>
          <table:table-cell table:style-name="Tabela1.E2" office:value-type="string">
            <text:p text:style-name="P5"><text:s text:c="14"/>x</text:p>
          </table:table-cell>
        </table:table-row>
        <table:table-row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10 <text:s text:c="2"/>q<text:span text:style-name="T1">0</text:span></text:p>
          </table:table-cell>
          <table:table-cell table:style-name="Tabela1.A2" office:value-type="string">
            <text:p text:style-name="P6"><text:s text:c="6"/>q<text:span text:style-name="T1">3</text:span><text:span text:style-name="T4">(100)</text:span></text:p>
          </table:table-cell>
          <table:table-cell table:style-name="Tabela1.A2" office:value-type="string">
            <text:p text:style-name="P6"><text:s text:c="11"/>(010)</text:p>
          </table:table-cell>
          <table:table-cell table:style-name="Tabela1.E2" office:value-type="string">
            <text:p text:style-name="P7"><text:s text:c="13"/>34</text:p>
          </table:table-cell>
        </table:table-row>
        <table:table-row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11 <text:s text:c="2"/>q<text:span text:style-name="T1">5</text:span></text:p>
          </table:table-cell>
          <table:table-cell table:style-name="Tabela1.A2" office:value-type="string">
            <text:p text:style-name="P6"><text:s text:c="6"/>q<text:span text:style-name="T2">2</text:span><text:span text:style-name="T4">(</text:span><text:span text:style-name="T5">110</text:span><text:span text:style-name="T4">)</text:span></text:p>
          </table:table-cell>
          <table:table-cell table:style-name="Tabela1.A2" office:value-type="string">
            <text:p text:style-name="P6"><text:s text:c="11"/>(011)</text:p>
          </table:table-cell>
          <table:table-cell table:style-name="Tabela1.E2" office:value-type="string">
            <text:p text:style-name="P7"><text:s text:c="13"/><text:span text:style-name="T10">51</text:span></text:p>
          </table:table-cell>
        </table:table-row>
        <table:table-row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100 <text:s text:c="2"/>q<text:span text:style-name="T1">3</text:span></text:p>
          </table:table-cell>
          <table:table-cell table:style-name="Tabela1.A2" office:value-type="string">
            <text:p text:style-name="P6"><text:s text:c="6"/>q<text:span text:style-name="T1">2</text:span><text:span text:style-name="T4">(110)</text:span></text:p>
          </table:table-cell>
          <table:table-cell table:style-name="Tabela1.A2" office:value-type="string">
            <text:p text:style-name="P6"><text:s text:c="11"/>(100)</text:p>
          </table:table-cell>
          <table:table-cell table:style-name="Tabela1.E2" office:value-type="string">
            <text:p text:style-name="P7"><text:s text:c="13"/>5<text:span text:style-name="T9">2</text:span></text:p>
          </table:table-cell>
        </table:table-row>
        <table:table-row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101</text:p>
          </table:table-cell>
          <table:table-cell table:style-name="Tabela1.A2" office:value-type="string">
            <text:p text:style-name="P5"><text:s text:c="13"/>x</text:p>
          </table:table-cell>
          <table:table-cell table:style-name="Tabela1.A2" office:value-type="string">
            <text:p text:style-name="P5"><text:s text:c="14"/>x </text:p>
          </table:table-cell>
          <table:table-cell table:style-name="Tabela1.E2" office:value-type="string">
            <text:p text:style-name="P5"><text:s text:c="13"/>x</text:p>
          </table:table-cell>
        </table:table-row>
        <table:table-row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110 <text:s text:c="2"/>q<text:span text:style-name="T1">2</text:span></text:p>
          </table:table-cell>
          <table:table-cell table:style-name="Tabela1.A2" office:value-type="string">
            <text:p text:style-name="P6"><text:s text:c="6"/>q<text:span text:style-name="T1">4</text:span><text:span text:style-name="T4">(111)</text:span></text:p>
          </table:table-cell>
          <table:table-cell table:style-name="Tabela1.A2" office:value-type="string">
            <text:p text:style-name="P6"><text:s text:c="11"/>(110)</text:p>
          </table:table-cell>
          <table:table-cell table:style-name="Tabela1.E2" office:value-type="string">
            <text:p text:style-name="P7"><text:s text:c="13"/>62</text:p>
          </table:table-cell>
        </table:table-row>
        <table:table-row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111 <text:s text:c="2"/>q<text:span text:style-name="T1">4</text:span></text:p>
          </table:table-cell>
          <table:table-cell table:style-name="Tabela1.A2" office:value-type="string">
            <text:p text:style-name="P6"><text:s text:c="6"/>q<text:span text:style-name="T1">0</text:span><text:span text:style-name="T4">(010)</text:span></text:p>
          </table:table-cell>
          <table:table-cell table:style-name="Tabela1.A2" office:value-type="string">
            <text:p text:style-name="P6"><text:s text:c="11"/>(111)</text:p>
          </table:table-cell>
          <table:table-cell table:style-name="Tabela1.E2" office:value-type="string">
            <text:p text:style-name="P7"><text:s text:c="13"/>23</text:p>
          </table:table-cell>
        </table:table-row>
        <table:table-row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000</text:p>
          </table:table-cell>
          <table:table-cell table:style-name="Tabela1.A2" office:value-type="string">
            <text:p text:style-name="P5"><text:s text:c="13"/>x</text:p>
          </table:table-cell>
          <table:table-cell table:style-name="Tabela1.A2" office:value-type="string">
            <text:p text:style-name="P5"><text:s text:c="14"/>x</text:p>
          </table:table-cell>
          <table:table-cell table:style-name="Tabela1.E2" office:value-type="string">
            <text:p text:style-name="P5"><text:s text:c="14"/>x</text:p>
          </table:table-cell>
        </table:table-row>
        <table:table-row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001</text:p>
          </table:table-cell>
          <table:table-cell table:style-name="Tabela1.A2" office:value-type="string">
            <text:p text:style-name="P5"><text:s text:c="13"/>x</text:p>
          </table:table-cell>
          <table:table-cell table:style-name="Tabela1.A2" office:value-type="string">
            <text:p text:style-name="Table_20_Contents"><text:s text:c="14"/><text:span text:style-name="T8">x</text:span></text:p>
          </table:table-cell>
          <table:table-cell table:style-name="Tabela1.E2" office:value-type="string">
            <text:p text:style-name="Table_20_Contents"><text:s text:c="14"/><text:span text:style-name="T8">x</text:span></text:p>
          </table:table-cell>
        </table:table-row>
        <table:table-row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010 <text:s text:c="2"/>q<text:span text:style-name="T1">0</text:span></text:p>
          </table:table-cell>
          <table:table-cell table:style-name="Tabela1.A2" office:value-type="string">
            <text:p text:style-name="P6"><text:s text:c="6"/>q<text:span text:style-name="T3">3</text:span><text:span text:style-name="T4">(</text:span><text:span text:style-name="T6">10</text:span><text:span text:style-name="T4">0)</text:span></text:p>
          </table:table-cell>
          <table:table-cell table:style-name="Tabela1.A2" office:value-type="string">
            <text:p text:style-name="P6"><text:s text:c="11"/>(010)</text:p>
          </table:table-cell>
          <table:table-cell table:style-name="Tabela1.E2" office:value-type="string">
            <text:p text:style-name="P7"><text:s text:c="13"/><text:span text:style-name="T11">34</text:span></text:p>
          </table:table-cell>
        </table:table-row>
        <table:table-row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011 <text:s text:c="2"/>q<text:span text:style-name="T1">5</text:span></text:p>
          </table:table-cell>
          <table:table-cell table:style-name="Tabela1.A2" office:value-type="string">
            <text:p text:style-name="P6"><text:s text:c="6"/>q<text:span text:style-name="T1">2</text:span><text:span text:style-name="T4">(110)</text:span></text:p>
          </table:table-cell>
          <table:table-cell table:style-name="Tabela1.A2" office:value-type="string">
            <text:p text:style-name="P6"><text:s text:c="11"/>(011)</text:p>
          </table:table-cell>
          <table:table-cell table:style-name="Tabela1.E2" office:value-type="string">
            <text:p text:style-name="P7"><text:s text:c="13"/>51</text:p>
          </table:table-cell>
        </table:table-row>
        <table:table-row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100 <text:s text:c="2"/>q<text:span text:style-name="T1">3</text:span></text:p>
          </table:table-cell>
          <table:table-cell table:style-name="Tabela1.A2" office:value-type="string">
            <text:p text:style-name="P6"><text:s text:c="6"/>q<text:span text:style-name="T1">5</text:span><text:span text:style-name="T4">(011)</text:span></text:p>
          </table:table-cell>
          <table:table-cell table:style-name="Tabela1.A2" office:value-type="string">
            <text:p text:style-name="P6"><text:s text:c="11"/>(100)</text:p>
          </table:table-cell>
          <table:table-cell table:style-name="Tabela1.E2" office:value-type="string">
            <text:p text:style-name="P7"><text:s text:c="13"/>28</text:p>
          </table:table-cell>
        </table:table-row>
        <table:table-row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101</text:p>
          </table:table-cell>
          <table:table-cell table:style-name="Tabela1.A2" office:value-type="string">
            <text:p text:style-name="Table_20_Contents"><text:s text:c="13"/><text:span text:style-name="T8">x</text:span></text:p>
          </table:table-cell>
          <table:table-cell table:style-name="Tabela1.A2" office:value-type="string">
            <text:p text:style-name="Table_20_Contents"><text:s text:c="14"/><text:span text:style-name="T8">x</text:span></text:p>
          </table:table-cell>
          <table:table-cell table:style-name="Tabela1.E2" office:value-type="string">
            <text:p text:style-name="Table_20_Contents"><text:s text:c="14"/><text:span text:style-name="T8">x</text:span></text:p>
          </table:table-cell>
        </table:table-row>
        <table:table-row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110 <text:s text:c="2"/>q<text:span text:style-name="T1">2</text:span></text:p>
          </table:table-cell>
          <table:table-cell table:style-name="Tabela1.A2" office:value-type="string">
            <text:p text:style-name="P6"><text:s text:c="6"/>q<text:span text:style-name="T1">4</text:span><text:span text:style-name="T4">(111)</text:span></text:p>
          </table:table-cell>
          <table:table-cell table:style-name="Tabela1.A2" office:value-type="string">
            <text:p text:style-name="P6"><text:s text:c="11"/>(110)</text:p>
          </table:table-cell>
          <table:table-cell table:style-name="Tabela1.E2" office:value-type="string">
            <text:p text:style-name="P7"><text:s text:c="13"/>62</text:p>
          </table:table-cell>
        </table:table-row>
        <table:table-row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111 <text:s text:c="2"/>q<text:span text:style-name="T1">4</text:span></text:p>
          </table:table-cell>
          <table:table-cell table:style-name="Tabela1.A2" office:value-type="string">
            <text:p text:style-name="P6"><text:s text:c="6"/>q<text:span text:style-name="T1">3</text:span><text:span text:style-name="T4">(100)</text:span></text:p>
          </table:table-cell>
          <table:table-cell table:style-name="Tabela1.A2" office:value-type="string">
            <text:p text:style-name="P6"><text:s text:c="11"/>(111)</text:p>
          </table:table-cell>
          <table:table-cell table:style-name="Tabela1.E2" office:value-type="string">
            <text:p text:style-name="P7"><text:s text:c="13"/>39</text:p>
          </table:table-cell>
        </table:table-row>
      </table:table>
      <text:p text:style-name="P1"/>
      <text:p text:style-name="P2">Usar a seguinte codificação em função da sua matricula. Primeiro converter em Octal sua matricula</text:p>
      <text:p text:style-name="P2">= 82322 decimal = 2 4 0 6 2 2 octal. Suponha que sua máquina tenha os estados 0,2,3,4 e 5. Então o</text:p>
      <text:p text:style-name="P2">código de estado 0 será 2, o codigo do estado 2 será 4, o codigo do estado 3 será 0, o código do</text:p>
      <text:p text:style-name="P2">estado 4 será 6 e como o código do estado 5 não pode ser 2 (próximo na sequencia de matricula),</text:p>
      <text:p text:style-name="P2">incrementar para 3. Voce deve entregar a três implementações no mesmo código, com estados e</text:p>
      <text:p text:style-name="P2">case, com memória e com portas lógicas. Medir quantos operadores AND, OR, NOT terão as</text:p>
      <text:p text:style-name="P2">equações para próximo estado e saídas. Por exemplo, S1 = a &amp; b | ! c. Esta equação tem 3</text:p>
      <text:p text:style-name="P2">operadores. S2 =a &amp; b &amp; ! c | b &amp; !a, terá 6 operadores, S1 e S2 seriam 9 operadores. Medir o total</text:p>
      <text:p text:style-name="P2">gasto para todas as equa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2:43:13.781642527</meta:creation-date>
    <dc:date>2018-09-27T13:18:23.975746345</dc:date>
    <meta:editing-duration>PT3H43M37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1" meta:paragraph-count="104" meta:word-count="318" meta:character-count="1915" meta:non-whitespace-character-count="1134"/>
  </office:meta>
</office:document-meta>
</file>